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1F4BF398289DC6B56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="solid" draw:fill-color="#dddddd" draw:textarea-horizontal-align="justify" draw:textarea-vertical-align="middle" draw:auto-grow-height="false" fo:min-height="0.822cm" fo:min-width="3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solid" draw:fill-color="#dddddd" draw:textarea-horizontal-align="justify" draw:textarea-vertical-align="middle" draw:auto-grow-height="false" fo:min-height="0.822cm" fo:min-width="3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526cm" fo:min-width="0.639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639cm" fo:min-width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575cm" fo:min-width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Forme3" draw:style-name="gr3" draw:text-style-name="P3" svg:width="0.9cm" svg:height="0.742cm" svg:x="6.676cm" svg:y="6.669cm">
        <text:p text:style-name="P1">f(x)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Standard"><draw:custom-shape text:anchor-type="paragraph" draw:z-index="1" draw:name="Forme1" draw:style-name="gr5" draw:text-style-name="P6" svg:width="0.98cm" svg:height="0.636cm" svg:x="2.903cm" svg:y="4.008cm"><text:p><text:s text:c="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4" draw:text-style-name="P5" svg:width="0.874cm" svg:height="0.9cm" svg:x="1.977cm" svg:y="2.217cm"><text:p text:style-name="P4"><text:s/>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2_0" draw:style-name="gr2" draw:text-style-name="P2" svg:width="4.684cm" svg:height="0.821cm" svg:x="5.443cm" svg:y="4.59cm"><text:p text:style-name="P1">Image</text:p><draw:enhanced-geometry svg:viewBox="0 0 21600 21600" draw:text-areas="?f0 0 21600 21600" draw:type="left-arrow-callout" draw:modifiers="6999.80824544583 3522.74678111588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draw:custom-shape text:anchor-type="paragraph" draw:z-index="5" draw:name="Forme2_1" draw:style-name="gr1" draw:text-style-name="P2" svg:width="5.795cm" svg:height="0.821cm" svg:x="2.85cm" svg:y="2.023cm"><text:p text:style-name="P1">Antécédent</text:p><draw:enhanced-geometry svg:viewBox="0 0 21600 21600" draw:text-areas="?f0 0 21600 21600" draw:type="left-arrow-callout" draw:modifiers="6999.80824544583 3522.74678111588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draw:frame draw:style-name="fr1" draw:name="Image1" text:anchor-type="char" svg:x="1.508cm" svg:y="2.217cm" svg:width="4.069cm" svg:height="4.103cm" draw:z-index="0"><draw:image xlink:href="Pictures/10000201000001F0000001F4BF398289DC6B5620.png" xlink:type="simple" xlink:show="embed" xlink:actuate="onLoad" loext:mime-type="image/png"/></draw:frame><text:tab/></text:p>
      <text:p text:style-name="hhh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draw:frame draw:style-name="fr2" draw:name="Objet1" text:anchor-type="as-char" svg:y="-0.471cm" svg:width="1.443cm" svg:height="0.586cm" draw:z-index="6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hh" style:family="paragraph" style:parent-style-name="Standard">
      <style:text-properties officeooo:rsid="0010e776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0:06:13.356579664</meta:creation-date>
    <dc:date>2022-08-07T09:59:48.193190162</dc:date>
    <meta:editing-duration>PT2M46S</meta:editing-duration>
    <meta:editing-cycles>2</meta:editing-cycles>
    <meta:generator>LibreOffice/6.4.7.2$Linux_X86_64 LibreOffice_project/40$Build-2</meta:generator>
    <meta:document-statistic meta:table-count="0" meta:image-count="1" meta:object-count="1" meta:page-count="1" meta:paragraph-count="2" meta:word-count="0" meta:character-count="5" meta:non-whitespace-character-count="0"/>
  </office:meta>
</office:document-meta>
</file>

<file path=Object 1/content.xml><?xml version="1.0" encoding="utf-8"?>
<math xmlns="http://www.w3.org/1998/Math/MathML" display="block">
  <semantics>
    <mstyle mathsize="15pt">
      <mrow>
        <mi>f</mi>
        <mi mathvariant="normal">:</mi>
        <mi>x</mi>
        <mo stretchy="false">→</mo>
      </mrow>
    </mstyle>
    <annotation encoding="StarMath 5.0">size 15 {f:x -&gt; } </annotation>
  </semantics>
</math>
</file>